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2C000025E7000022AEA8D919FE.svm" manifest:media-type=""/>
  <manifest:file-entry manifest:full-path="Pictures/2000012B00000BDF0000065055B4F03C.svm" manifest:media-type=""/>
  <manifest:file-entry manifest:full-path="Pictures/20000006000044F300006C34D40497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draw:stroke="none" svg:stroke-width="0.035cm" draw:stroke-linejoin="miter" draw:fill="solid" draw:fill-color="#aab2ab"/>
    </style:style>
    <style:style style:name="gr7" style:family="graphic" style:parent-style-name="standard">
      <style:graphic-properties draw:stroke="none" svg:stroke-width="0.035cm" draw:stroke-linejoin="miter" draw:fill="solid" draw:fill-color="#000000"/>
    </style:style>
    <style:style style:name="gr8" style:family="graphic" style:parent-style-name="standard">
      <style:graphic-properties draw:stroke="none" svg:stroke-width="0.031cm" draw:stroke-linejoin="miter" draw:fill="solid" draw:fill-color="#ffffff"/>
    </style:style>
    <style:style style:name="gr9" style:family="graphic" style:parent-style-name="standard">
      <style:graphic-properties draw:stroke="none" svg:stroke-width="0.031cm" draw:stroke-linejoin="miter" draw:fill="solid" draw:fill-color="#000000"/>
    </style:style>
    <style:style style:name="gr10" style:family="graphic" style:parent-style-name="standard">
      <style:graphic-properties draw:stroke="none" svg:stroke-width="0.035cm" draw:stroke-linejoin="miter" draw:fill="solid" draw:fill-color="#000000" draw:textarea-horizontal-align="center" draw:textarea-vertical-align="middle"/>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808080"/>
    </style:style>
    <style:style style:name="gr13" style:family="graphic" style:parent-style-name="standard">
      <style:graphic-properties draw:stroke="none" svg:stroke-width="0.022cm" draw:stroke-linejoin="miter" draw:fill="solid" draw:fill-color="#808080"/>
    </style:style>
    <style:style style:name="gr14" style:family="graphic" style:parent-style-name="standard">
      <style:graphic-properties draw:stroke="none" svg:stroke-color="#000000" draw:fill="solid" draw:fill-color="#808080" draw:textarea-horizontal-align="left" draw:textarea-vertical-align="middle" draw:auto-grow-height="true" draw:auto-grow-width="true" fo:min-height="0cm" fo:min-width="0cm" draw:shadow="hidden"/>
    </style:style>
    <style:style style:name="gr15" style:family="graphic" style:parent-style-name="objectwithoutfill">
      <style:graphic-properties draw:stroke="solid" svg:stroke-width="0.05cm" draw:marker-start-width="0.275cm" draw:marker-end-width="0.275cm" draw:fill="none" draw:textarea-vertical-align="middle" fo:padding-top="0.15cm" fo:padding-bottom="0.15cm" fo:padding-left="0.275cm" fo:padding-right="0.275cm"/>
    </style:style>
    <style:style style:name="gr16" style:family="graphic" style:parent-style-name="standard">
      <style:graphic-properties draw:stroke="none" svg:stroke-color="#000000" draw:fill="solid" draw:fill-color="#ffffff" draw:textarea-horizontal-align="left" draw:textarea-vertical-align="middle" draw:auto-grow-height="true" draw:auto-grow-width="true" fo:min-height="0cm" fo:min-width="0cm" draw:shadow="hidden"/>
    </style:style>
    <style:style style:name="gr17" style:family="graphic" style:parent-style-name="standard">
      <style:graphic-properties draw:stroke="none" svg:stroke-color="#808080" draw:fill="solid" draw:fill-color="#c0c0c0" draw:textarea-horizontal-align="justify" draw:textarea-vertical-align="middle" draw:auto-grow-height="false"/>
    </style:style>
    <style:style style:name="gr18" style:family="graphic" style:parent-style-name="standard">
      <style:graphic-properties draw:stroke="none" draw:fill="solid" draw:fill-color="#ffffff"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0" style:family="graphic" style:parent-style-name="standard">
      <style:graphic-properties draw:stroke="none" svg:stroke-width="0.05cm" svg:stroke-color="#000000" draw:marker-start-width="0.275cm" draw:marker-end-width="0.275cm" draw:fill="solid" draw:fill-color="#ffff00" draw:textarea-horizontal-align="center" draw:textarea-vertical-align="middle" fo:padding-top="0.15cm" fo:padding-bottom="0.15cm" fo:padding-left="0.275cm" fo:padding-right="0.275cm"/>
    </style:style>
    <style:style style:name="gr21" style:family="graphic" style:parent-style-name="standard">
      <style:graphic-properties svg:stroke-width="0.15cm" svg:stroke-color="#000000" draw:marker-start-width="0.425cm" draw:marker-end-width="0.425cm" draw:fill="none" draw:fill-color="#ffff00" draw:textarea-horizontal-align="center" draw:textarea-vertical-align="middle" fo:padding-top="0.2cm" fo:padding-bottom="0.2cm" fo:padding-left="0.325cm" fo:padding-right="0.325cm"/>
    </style:style>
    <style:style style:name="gr22" style:family="graphic" style:parent-style-name="standard">
      <style:graphic-properties draw:stroke="none" draw:fill="solid" draw:fill-color="#000000" draw:textarea-horizontal-align="center" draw:textarea-vertical-align="middle"/>
    </style:style>
    <style:style style:name="gr23" style:family="graphic" style:parent-style-name="standard">
      <style:graphic-properties draw:stroke="none" svg:stroke-width="0cm" draw:marker-start-width="0.2cm" draw:marker-end-width="0.2cm" draw:fill-color="#000000" draw:textarea-horizontal-align="center" draw:textarea-vertical-align="middle" fo:padding-top="-0.125cm" fo:padding-bottom="-0.125cm" fo:padding-left="0cm" fo:padding-right="0cm"/>
    </style:style>
    <style:style style:name="gr24" style:family="graphic" style:parent-style-name="standard">
      <style:graphic-properties draw:stroke="none" svg:stroke-color="#000000" draw:fill="solid" draw:fill-color="#ffff00" draw:textarea-horizontal-align="left" draw:textarea-vertical-align="middle" draw:auto-grow-height="true" draw:auto-grow-width="true" fo:min-height="0cm" fo:min-width="0cm" draw:shadow="hidden"/>
    </style:style>
    <style:style style:name="gr25" style:family="graphic" style:parent-style-name="standard">
      <style:graphic-properties draw:stroke="none" draw:fill="solid" draw:fill-color="#ffff00" draw:textarea-vertical-align="middl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8"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text-align="center"/>
      <style:text-properties fo:font-family="'Liberation Sans'" style:font-family-generic="swiss" style:font-pitch="variable"/>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7.402cm" svg:height="11.616cm" svg:x="1.046cm" svg:y="1.027cm">
          <draw:image xlink:href="Pictures/20000006000044F300006C34D4049731.svm" xlink:type="simple" xlink:show="embed" xlink:actuate="onLoad">
            <text:p/>
          </draw:image>
        </draw:frame>
        <draw:frame draw:style-name="gr2" draw:layer="layout" svg:width="8.02cm" svg:height="2.134cm" svg:x="11.701cm" svg:y="14.125cm">
          <draw:text-box>
            <text:p>Abschrift und Übersetzung</text:p>
            <text:p>von</text:p>
            <text:p>Changing Canadian Schools</text:p>
          </draw:text-box>
        </draw:frame>
        <draw:line draw:style-name="gr3" draw:text-style-name="P1" draw:layer="layout" svg:x1="1.058cm" svg:y1="16.704cm" svg:x2="20.012cm" svg:y2="16.704cm">
          <text:p/>
        </draw:line>
        <draw:frame draw:style-name="gr2" draw:layer="layout" svg:width="8.469cm" svg:height="2.134cm" svg:x="0.989cm" svg:y="14.125cm">
          <draw:text-box>
            <text:p>Transscription und Translation</text:p>
            <text:p>of</text:p>
            <text:p>Changing Canadian Schools</text:p>
          </draw:text-box>
        </draw:frame>
        <draw:frame draw:style-name="gr2" draw:layer="layout" svg:width="15.852cm" svg:height="1.423cm" svg:x="2.824cm" svg:y="19.638cm">
          <draw:text-box>
            <text:p>Jochen Simons, Joshua David Paulussen, Zoë Dahmen,</text:p>
            <text:p>Tobias Schmitz, Greta Brünger and Vanessa Mayerhofer</text:p>
          </draw:text-box>
        </draw:frame>
        <draw:frame draw:style-name="gr2" draw:layer="layout" svg:width="0.743cm" svg:height="0.712cm" svg:x="11.555cm" svg:y="17.703cm">
          <draw:text-box>
            <text:p>für</text:p>
          </draw:text-box>
        </draw:frame>
        <draw:frame draw:style-name="gr2" draw:layer="layout" svg:width="1.272cm" svg:height="0.712cm" svg:x="5.245cm" svg:y="25.421cm">
          <draw:text-box>
            <text:p>from</text:p>
          </draw:text-box>
        </draw:frame>
        <draw:frame draw:style-name="gr2" draw:layer="layout" svg:width="1.022cm" svg:height="0.712cm" svg:x="11.864cm" svg:y="25.404cm">
          <draw:text-box>
            <text:p>von</text:p>
          </draw:text-box>
        </draw:frame>
        <draw:frame draw:style-name="gr4" draw:layer="layout" svg:width="7.678cm" svg:height="0.833cm" svg:x="6.66cm" svg:y="28.641cm">
          <draw:text-box>
            <text:p><text:span text:style-name="T1">u.a. mit der Hilfe von http://translate.google.de</text:span></text:p>
          </draw:text-box>
        </draw:frame>
        <draw:g>
          <draw:custom-shape draw:style-name="gr5" draw:text-style-name="P1" draw:layer="layout" svg:width="3.976cm" svg:height="1.36cm" svg:x="7.302cm" svg:y="27.339cm">
            <text:p/>
            <draw:enhanced-geometry svg:viewBox="0 0 21600 21600" draw:type="rectangle" draw:enhanced-path="M 0 0 L 21600 0 21600 21600 0 21600 0 0 Z N"/>
          </draw:custom-shape>
          <draw:g>
            <draw:path draw:style-name="gr6" draw:layer="layout" svg:width="3.838cm" svg:height="1.257cm" svg:x="7.38cm" svg:y="26.599cm" svg:viewBox="0 0 3839 1258" svg:d="m92 0 3650 6c51 0 97-7 97 98l-5 1154h-3834v-1158c0-52 6-100 92-100z">
              <text:p/>
            </draw:path>
            <draw:path draw:style-name="gr7" draw:layer="layout" svg:width="3.862cm" svg:height="1.351cm" svg:x="7.362cm" svg:y="26.585cm" svg:viewBox="0 0 3863 1352" svg:d="m3791 0h-3719c-39 0-72 33-72 72v1264c0 9 7 16 16 16h3831c9 0 16-7 16-16v-1264c0-39-32-72-72-72zm-3719 33h3719c22 0 40 17 40 39 0 0 0 509 0 877h-2658c-98 176-285 296-500 296s-404-120-502-296h-138c0-368 0-877 0-877 0-22 17-39 39-39z">
              <text:p/>
            </draw:path>
            <draw:path draw:style-name="gr8" draw:layer="layout" svg:width="0.877cm" svg:height="0.877cm" svg:x="7.596cm" svg:y="26.774cm" svg:viewBox="0 0 878 878" svg:d="m878 439c0 243-196 439-439 439-242 1-439-196-439-438v-1c0-242 196-439 439-439 242 0 439 196 439 439z">
              <text:p/>
            </draw:path>
            <draw:path draw:style-name="gr9" draw:layer="layout" svg:width="1.005cm" svg:height="1.007cm" svg:x="7.532cm" svg:y="26.711cm" svg:viewBox="0 0 1006 1008" svg:d="m859 146c98 98 147 217 147 358 0 140-48 258-144 353-101 100-221 151-360 151-137 0-255-51-353-149-100-100-149-218-149-355s49-258 149-358c96-98 214-146 353-146 142 0 260 48 357 146zm-644 66c-83 83-124 180-124 292s41 208 121 289c82 82 180 123 292 123s210-42 294-124c78-76 118-173 118-288s-41-213-121-293c-79-81-177-120-291-120s-211 39-289 121zm216 243c-13-28-32-41-57-41-45 0-67 30-67 89 0 60 22 89 67 89 30 0 50-14 63-43l62 32c-30 53-73 79-132 79-45 0-82-14-110-42-26-27-40-66-40-114s14-86 42-114 63-43 105-43c62 0 106 25 133 74zm289 0c-13-28-31-41-56-41-45 0-67 30-67 89 0 60 22 89 67 89 31 0 50-14 62-43l63 32c-28 53-72 79-132 79-45 0-81-14-108-42-27-27-41-66-41-114s14-86 41-114 63-43 106-43c62 0 106 25 133 74z">
              <text:p/>
            </draw:path>
            <draw:g>
              <draw:path draw:style-name="gr10" draw:text-style-name="P1" draw:layer="layout" svg:width="0.745cm" svg:height="0.745cm" svg:x="8.652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8.694cm" svg:y="26.736cm" svg:viewBox="0 0 663 663" svg:d="m663 333c0 183-147 330-330 330s-333-147-333-330v0c0-184 148-333 331-333s332 148 332 331z">
                <text:p/>
              </draw:path>
            </draw:g>
            <draw:path draw:style-name="gr12" draw:layer="layout" svg:width="0.103cm" svg:height="0.103cm" svg:x="8.976cm" svg:y="26.826cm" svg:viewBox="0 0 104 104" svg:d="m104 52c0 10-2 18-6 27s-11 14-19 19-17 6-27 6-17-2-26-6c-9-5-14-11-19-19-5-9-7-17-7-27s2-17 7-26 10-14 19-19 17-7 26-7 18 2 27 7c8 5 14 10 19 19 4 9 6 17 6 26z">
              <text:p/>
            </draw:path>
            <draw:path draw:style-name="gr11" draw:layer="layout" svg:width="0.178cm" svg:height="0.213cm" svg:x="8.82cm" svg:y="27.639cm" svg:viewBox="0 0 179 214" svg:d="m101 0c9 0 19 1 28 3 8 1 15 4 21 9 6 4 11 9 14 16s5 15 5 25c0 11-3 19-8 26s-11 14-22 19c14 3 23 10 30 19 7 10 10 21 10 35 0 10-2 19-6 27s-11 14-17 20c-7 4-15 8-24 11s-19 4-29 4h-103v-214zm-6 86c8 0 15-2 20-6s8-10 8-19c0-5 0-9-3-13-1-2-4-5-7-7s-6-3-10-3-8-1-12-1h-44v49zm3 91c4 0 8-1 12-2s9-2 11-4c4-2 6-5 9-9 2-3 2-8 2-13 0-11-3-19-9-24s-15-6-25-6h-51v58z">
              <text:p/>
            </draw:path>
            <draw:polygon draw:style-name="gr11" draw:layer="layout" svg:width="0.204cm" svg:height="0.213cm" svg:x="9.008cm" svg:y="27.639cm" svg:viewBox="0 0 205 214" draw:points="0,0 53,0 102,84 152,0 205,0 125,132 125,214 79,214 79,130">
              <text:p/>
            </draw:polygon>
            <draw:path draw:style-name="gr11" draw:layer="layout" svg:width="0.179cm" svg:height="0.223cm" svg:x="10.483cm" svg:y="27.634cm" svg:viewBox="0 0 180 224" svg:d="m49 166c3 5 7 8 11 12 4 2 9 5 15 6 5 2 12 3 17 3s9-1 14-1c4-1 9-3 14-4 3-2 7-5 10-9s4-7 4-12c0-7-2-11-5-15s-9-7-15-8c-6-3-13-5-20-6-8-2-15-5-23-7s-16-5-24-8-14-6-19-10c-7-5-12-10-15-18s-6-15-6-24c0-11 3-21 8-30 4-7 10-14 18-19 7-6 15-10 25-13 9-2 20-3 29-3 11 0 21 1 32 3 11 3 20 7 27 13 8 5 15 12 19 22 5 8 8 19 8 31h-46c-1-7-2-12-4-16s-6-7-9-10c-4-2-8-4-13-5-5 0-10-1-16-1-3 0-7 0-11 1-5 0-7 2-11 4-3 2-6 5-7 7s-3 7-3 11 1 9 2 11c2 2 5 5 10 7 4 2 11 4 19 7 8 2 19 4 32 8 4 1 10 2 17 5 6 1 14 5 21 10 7 4 13 9 17 18 6 7 9 17 9 29 0 10-2 19-7 28-3 8-9 15-16 20-7 7-16 12-27 15-13 4-25 6-39 6-12 0-24-2-34-5s-22-7-29-14-16-14-21-23c-5-11-7-21-7-34h46c0 6 1 13 3 18z">
              <text:p/>
            </draw:path>
            <draw:path draw:style-name="gr11" draw:layer="layout" svg:width="0.207cm" svg:height="0.213cm" svg:x="10.667cm" svg:y="27.639cm" svg:viewBox="0 0 208 214" svg:d="m129 0 79 214h-48l-17-48h-79l-17 48h-47l80-214zm3 130-27-77h-1l-28 77z">
              <text:p/>
            </draw:path>
            <draw:polygon draw:style-name="gr11" draw:layer="layout" svg:width="0.179cm" svg:height="0.213cm" svg:x="9.651cm" svg:y="27.639cm" svg:viewBox="0 0 180 214" draw:points="47,0 136,143 136,143 136,0 180,0 180,214 133,214 45,70 44,70 44,214 0,214 0,0">
              <text:p/>
            </draw:polygon>
            <draw:path draw:style-name="gr11" draw:layer="layout" svg:width="0.198cm" svg:height="0.223cm" svg:x="9.863cm" svg:y="27.634cm" svg:viewBox="0 0 199 224" svg:d="m146 62c-3-5-7-8-10-12-4-3-9-6-15-8s-11-3-16-3c-11 0-19 2-26 7-9 3-14 9-19 16-4 7-8 14-10 24-2 8-3 17-3 26s1 18 3 27 6 16 10 22 10 12 19 17c7 4 15 6 26 6 15 0 25-4 34-13 8-9 13-20 14-35h46c-2 14-5 25-9 37-6 10-12 20-20 27s-18 14-28 17-25 7-37 7c-17 0-31-4-44-9-14-6-24-14-33-23-9-10-16-22-21-36s-7-28-7-44 3-30 7-43 12-26 21-36 19-18 33-25c13-5 27-8 44-8 12 0 23 2 33 6 11 2 20 7 28 14s16 15 21 24c6 10 8 21 10 32h-45c-1-5-3-9-6-14z">
              <text:p/>
            </draw:path>
            <draw:g>
              <draw:path draw:style-name="gr10" draw:text-style-name="P1" draw:layer="layout" svg:width="0.745cm" svg:height="0.745cm" svg:x="10.339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10.38cm" svg:y="26.736cm" svg:viewBox="0 0 663 663" svg:d="m663 333c0 183-147 330-330 330s-333-147-333-330v0c0-184 148-333 331-333s332 148 332 331z">
                <text:p/>
              </draw:path>
            </draw:g>
            <draw:path draw:style-name="gr13" draw:layer="layout" svg:width="0.384cm" svg:height="0.4cm" svg:x="10.513cm" svg:y="26.87cm" svg:viewBox="0 0 385 401" svg:d="m29 144c16-94 81-144 164-144 119 0 192 87 192 202 0 112-78 199-193 199-81 0-153-49-166-145h94c3 50 36 68 82 68 54 0 88-49 88-125 0-79-30-120-85-120-41 0-77 14-85 65h28l-74 74-74-74z">
              <text:p/>
            </draw:path>
            <draw:g>
              <draw:path draw:style-name="gr10" draw:text-style-name="P1" draw:layer="layout" svg:width="0.745cm" svg:height="0.745cm" svg:x="9.495cm" svg:y="26.694cm" svg:viewBox="0 0 746 746" svg:d="m638 108c-72-71-161-108-265-108s-191 37-263 108c-73 75-110 163-110 265s37 190 110 263c73 74 161 110 263 110s192-36 267-111c71-70 106-157 106-262 0-104-35-193-108-265z">
                <text:p/>
              </draw:path>
              <draw:path draw:style-name="gr11" draw:layer="layout" svg:width="0.662cm" svg:height="0.662cm" svg:x="9.537cm" svg:y="26.736cm" svg:viewBox="0 0 663 663" svg:d="m663 333c0 183-147 330-330 330s-333-147-333-330v0c0-184 148-333 331-333s332 148 332 331z">
                <text:p/>
              </draw:path>
            </draw:g>
            <draw:path draw:style-name="gr14" draw:text-style-name="P1" draw:layer="layout" svg:width="0.387cm" svg:height="0.548cm" svg:x="9.633cm" svg:y="26.798cm" svg:viewBox="0 0 388 549" svg:d="m239 494c24 0 43-7 58-20 13-12 22-29 25-52l66 4c-3 18-9 34-16 48s-17 29-29 40-27 19-45 26-37 9-60 9c-28 0-53-5-74-15-21-9-38-23-53-40-14-18-25-39-33-63s-14-52-18-80h-60l15-49h42c0-2 0-5-1-11s0-12 0-18 0-14 0-20c1-7 1-11 1-13h-57l15-47h45c4-32 9-59 19-83s19-43 34-60 32-29 52-37c21-9 45-13 72-13 23 0 43 3 60 9s32 16 45 26c12 12 22 25 30 39s12 31 15 49l-65 5c-3-23-13-41-27-54s-34-18-59-18c-16 0-31 1-43 7s-23 13-33 24c-9 11-17 24-23 42-5 17-10 38-13 64h159l-15 47h-145c-2 5-2 9-2 16 0 5 0 12 0 17s0 11 0 15 2 9 2 14h160l-15 49h-143c3 21 5 40 11 57 5 18 12 33 21 45s20 23 34 30 30 11 48 11z">
              <text:p/>
            </draw:path>
            <draw:polygon draw:style-name="gr10" draw:text-style-name="P1" draw:layer="layout" svg:width="0.001cm" svg:height="0cm" svg:x="9.843cm" svg:y="27.084cm" svg:viewBox="0 0 2 1" draw:points="1,1 0,0 2,1">
              <text:p/>
            </draw:polygon>
            <draw:line draw:style-name="gr15" draw:text-style-name="P1" draw:layer="layout" svg:x1="9.606cm" svg:y1="26.861cm" svg:x2="10.149cm" svg:y2="27.308cm">
              <text:p/>
            </draw:line>
            <draw:path draw:style-name="gr12" draw:layer="layout" svg:width="0.2cm" svg:height="0.357cm" svg:x="8.928cm" svg:y="26.951cm" svg:viewBox="0 0 201 358" svg:d="m201 24c0-13-11-24-24-24h-153c-13 0-24 11-24 24v153h43v181h115v-181h43z">
              <text:p/>
            </draw:path>
          </draw:g>
          <draw:g>
            <draw:path draw:style-name="gr16" draw:text-style-name="P2" draw:layer="layout" svg:width="0.292cm" svg:height="0.359cm" svg:x="7.362cm" svg:y="28.207cm" svg:viewBox="0 0 293 360" svg:d="m234 360-193-307c0 9 1 17 1 25 1 7 1 15 1 22 0 8 0 15 0 21v239h-43v-360h57l195 309c-1-9-1-17-2-25 0-7 0-15-1-24 0-8 0-16 0-24v-236h44v360z">
              <text:p/>
            </draw:path>
            <draw:path draw:style-name="gr16" draw:text-style-name="P2" draw:layer="layout" svg:width="0.246cm" svg:height="0.286cm" svg:x="7.718cm" svg:y="28.286cm" svg:viewBox="0 0 247 287" svg:d="m247 143c0 49-10 85-32 108s-52 36-92 36c-20 0-37-3-52-9s-28-14-39-26c-10-12-18-27-24-45-5-18-8-39-8-64 0-95 41-143 124-143 22 0 40 3 56 9 15 6 28 15 38 27s17 27 22 45c5 17 7 38 7 62zm-48 0c0-21-2-39-5-53s-8-25-15-33-14-15-23-18-20-5-31-5c-12 0-23 2-32 5-9 4-18 10-24 18-7 9-12 20-15 34-4 14-6 31-6 52 0 22 2 39 6 54s9 25 15 33 15 14 24 18 18 5 29 5c12 0 22-2 32-5s18-9 24-18 12-19 16-33c3-15 5-32 5-54z">
              <text:p/>
            </draw:path>
            <draw:path draw:style-name="gr16" draw:text-style-name="P2" draw:layer="layout" svg:width="0.13cm" svg:height="0.281cm" svg:x="8.022cm" svg:y="28.286cm" svg:viewBox="0 0 131 282" svg:d="m2 282v-212c0-6-1-12-1-18s0-12 0-18 0-11 0-16-1-9-1-13h43c1 4 1 9 1 14s1 10 1 15 0 10 0 15 1 9 1 13h1c3-11 6-20 10-28s8-14 13-19 11-9 17-11 16-4 25-4c4 0 8 0 11 1 3 0 6 1 8 2v42c-3-1-7-2-11-2-4-1-8-1-14-1-10 0-19 3-27 7s-13 12-18 20c-4 9-8 19-10 30s-3 25-3 39v144z">
              <text:p/>
            </draw:path>
            <draw:path draw:style-name="gr16" draw:text-style-name="P2" draw:layer="layout" svg:width="0.235cm" svg:height="0.384cm" svg:x="8.195cm" svg:y="28.189cm" svg:viewBox="0 0 236 385" svg:d="m236 240c0 96-34 145-102 145-21 0-39-4-53-12-13-7-25-20-33-36h-1c0 4 0 9 0 13s-1 10-1 14-1 7-1 10 0 5 0 5h-45c0-1 0-4 1-7s0-9 0-14 0-10 0-16c0-7 1-13 1-20v-322h46v108c0 5 0 10-1 15s0 9 0 12c0 5 0 9 0 12h1c8-17 19-30 33-38s32-11 53-11c35 0 60 12 77 35 16 24 25 59 25 107zm-49 2c0-20-1-36-3-50s-7-24-12-33-12-15-20-19c-8-5-18-7-30-7s-23 2-32 6-17 11-23 19-11 20-15 34-4 32-4 52 1 37 4 50 8 25 15 33 14 15 23 18c9 4 20 6 32 6 11 0 20-2 29-6s15-10 20-19 10-20 12-34 4-31 4-50z">
              <text:p/>
            </draw:path>
            <draw:path draw:style-name="gr16" draw:text-style-name="P2" draw:layer="layout" svg:width="0.245cm" svg:height="0.286cm" svg:x="8.474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path draw:style-name="gr16" draw:text-style-name="P2" draw:layer="layout" svg:width="0.13cm" svg:height="0.281cm" svg:x="8.776cm" svg:y="28.286cm" svg:viewBox="0 0 131 282" svg:d="m2 282v-212c0-6-1-12-1-18s0-12 0-18 0-11 0-16-1-9-1-13h43c1 4 1 9 1 14s1 10 1 15 0 10 0 15 1 9 1 13h1c3-11 6-20 10-28s8-14 13-19 11-9 17-11 16-4 25-4c4 0 8 0 11 1 3 0 6 1 8 2v42c-3-1-7-2-11-2-4-1-8-1-14-1-10 0-19 3-27 7s-13 12-18 20c-4 9-8 19-10 30s-3 25-3 39v144z">
              <text:p/>
            </draw:path>
            <draw:path draw:style-name="gr16" draw:text-style-name="P2" draw:layer="layout" svg:width="0.133cm" svg:height="0.342cm" svg:x="8.924cm" svg:y="28.229cm" svg:viewBox="0 0 134 343" svg:d="m134 337c-7 1-14 3-22 4-7 1-15 2-25 2-37 0-55-21-55-63v-184h-32v-34h34l13-62h31v62h51v34h-51v174c0 13 2 23 7 28s11 8 22 8c5 0 9 0 13-1s9-1 14-2z">
              <text:p/>
            </draw:path>
            <draw:path draw:style-name="gr16" draw:text-style-name="P2" draw:layer="layout" svg:width="0.31cm" svg:height="0.359cm" svg:x="9.252cm" svg:y="28.207cm" svg:viewBox="0 0 311 360" svg:d="m255 360-94-150h-112v150h-49v-360h170c20 0 38 2 54 7s29 11 40 20 19 20 24 33 9 27 9 43c0 11-2 23-5 34-4 11-9 21-16 30s-16 17-27 24c-11 6-25 11-40 14l102 155zm-7-257c0-10-2-20-6-28s-9-15-16-20c-8-5-16-9-26-12s-22-4-35-4h-116v133h118c14 0 26-2 36-5 10-4 19-9 25-15s12-13 15-22c3-8 5-17 5-27z">
              <text:p/>
            </draw:path>
            <draw:path draw:style-name="gr16" draw:text-style-name="P2" draw:layer="layout" svg:width="0.245cm" svg:height="0.286cm" svg:x="9.608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path draw:style-name="gr16" draw:text-style-name="P2" draw:layer="layout" svg:width="0.227cm" svg:height="0.285cm" svg:x="9.891cm" svg:y="28.287cm" svg:viewBox="0 0 228 286" svg:d="m228 204c0 13-2 25-7 35s-12 19-22 26-21 12-35 15c-14 4-30 6-48 6-16 0-30-1-43-4-13-2-24-6-34-12-10-5-18-12-25-21s-11-20-14-33l41-8c4 15 12 26 24 33s29 10 51 10c10 0 19-1 27-2 9-1 16-4 22-7s10-8 14-13c3-6 5-13 5-21s-2-15-6-21c-4-5-10-9-17-13s-15-7-25-9-21-6-33-9c-11-3-22-6-33-10s-21-8-29-14-16-13-22-22-8-19-8-33c0-25 9-44 27-57s44-20 79-20c30 0 54 5 72 16s30 28 35 52l-42 5c-1-7-4-13-8-18s-9-9-15-12-12-5-20-6-14-2-22-2c-21 0-37 3-46 9s-15 16-15 29c0 7 2 14 5 18 4 5 9 9 16 13 6 3 14 6 23 8 9 3 20 5 31 8 7 2 15 4 22 6s15 5 23 8c7 3 14 6 20 10s12 9 17 15 8 12 11 19c3 8 4 17 4 26z">
              <text:p/>
            </draw:path>
            <draw:path draw:style-name="gr16" draw:text-style-name="P2" draw:layer="layout" svg:width="0.225cm" svg:height="0.286cm" svg:x="10.16cm" svg:y="28.286cm" svg:viewBox="0 0 226 287" svg:d="m48 142c0 16 1 30 4 44s6 24 11 34 13 17 22 22c9 6 20 8 33 8 16 0 30-4 41-13s18-21 20-39h47c-2 11-5 23-10 33s-12 20-21 29-19 14-32 19-27 8-44 8c-21 0-40-4-55-11-15-8-28-18-37-31s-16-28-21-45-6-36-6-57c0-18 2-35 5-49s7-27 13-37 12-20 19-27c8-7 16-13 25-18s18-7 27-9c10-2 20-3 30-3 15 0 29 2 41 6s23 10 31 18c9 7 16 16 22 26s9 21 11 33l-47 3c-2-15-8-27-18-36s-24-14-42-14c-13 0-24 2-32 7s-16 10-22 19-9 20-11 33-4 29-4 47z">
              <text:p/>
            </draw:path>
            <draw:path draw:style-name="gr16" draw:text-style-name="P2" draw:layer="layout" svg:width="0.22cm" svg:height="0.378cm" svg:x="10.437cm" svg:y="28.189cm" svg:viewBox="0 0 221 379" svg:d="m45 150c5-9 10-17 16-24s13-12 20-16 15-7 24-9c8-2 18-3 28-3 18 0 33 2 44 7s20 12 27 20c6 9 11 19 13 31s4 25 4 39v184h-46v-175c0-12-1-22-2-31-2-9-5-16-9-22s-10-10-17-13-17-5-29-5c-11 0-21 2-30 6s-16 10-22 17-11 16-15 26c-3 10-5 22-5 34v163h-46v-379h46v99c0 5 0 11 0 17 0 5-1 11-1 15s0 9 0 13-1 5-1 6z">
              <text:p/>
            </draw:path>
            <draw:path draw:style-name="gr16" draw:text-style-name="P2" draw:layer="layout" svg:width="0.226cm" svg:height="0.378cm" svg:x="10.725cm" svg:y="28.189cm" svg:viewBox="0 0 227 379" svg:d="m173 379c-31-42-62-84-93-126-11 9-23 19-34 28 0 33 0 66 0 98-15 0-31 0-46 0 0-126 0-253 0-379 15 0 31 0 46 0 0 79 0 158 0 237 41-45 81-90 122-134 18 0 36 0 54 0-38 39-75 79-113 119 40 52 79 105 118 157-18 0-36 0-54 0z">
              <text:p/>
            </draw:path>
            <draw:path draw:style-name="gr16" draw:text-style-name="P2" draw:layer="layout" svg:width="0.245cm" svg:height="0.286cm" svg:x="10.974cm" svg:y="28.286cm" svg:viewBox="0 0 246 287" svg:d="m48 153c0 15 2 28 5 40s7 23 14 32 14 15 24 20 21 7 35 7c20 0 36-4 48-12s20-18 24-30l40 11c-2 8-7 16-12 24-5 7-12 14-21 21s-19 11-32 15-29 6-47 6c-41 0-72-12-94-37-21-24-32-60-32-108 0-26 3-48 10-66s15-33 26-44c12-11 25-19 40-24s31-8 48-8c23 0 42 4 58 11 16 8 28 18 38 31 9 14 16 29 20 47s6 37 6 58v6zm150-35c-2-29-10-50-22-64s-30-20-53-20c-8 0-16 1-24 4-9 2-16 7-24 13-7 6-13 15-18 26-5 10-7 24-8 41z">
              <text:p/>
            </draw:path>
          </draw:g>
        </draw:g>
        <draw:g>
          <draw:custom-shape draw:style-name="gr17" draw:text-style-name="P1" draw:layer="layout" svg:width="8.376cm" svg:height="10.441cm" svg:x="10.587cm" svg:y="1.668cm">
            <text:p/>
            <draw:enhanced-geometry svg:viewBox="0 0 21600 21600" draw:type="rectangle" draw:enhanced-path="M 0 0 L 21600 0 21600 21600 0 21600 0 0 Z N"/>
          </draw:custom-shape>
          <draw:custom-shape draw:style-name="gr18" draw:text-style-name="P1" draw:layer="layout" svg:width="0.661cm" svg:height="1.64cm" svg:x="10.469cm" svg:y="1.643cm">
            <text:p/>
            <draw:enhanced-geometry svg:viewBox="0 0 21600 21600" draw:type="rectangle" draw:enhanced-path="M 0 0 L 21600 0 21600 21600 0 21600 0 0 Z N"/>
          </draw:custom-shape>
          <draw:custom-shape draw:style-name="gr18" draw:text-style-name="P1" draw:layer="layout" svg:width="0.152cm" svg:height="3.274cm" draw:transform="rotate (-1.13411494794592) translate (12.816cm 5.324cm)">
            <text:p/>
            <draw:enhanced-geometry svg:viewBox="0 0 21600 21600" draw:type="rectangle" draw:enhanced-path="M 0 0 L 21600 0 21600 21600 0 21600 0 0 Z N"/>
          </draw:custom-shape>
          <draw:custom-shape draw:style-name="gr18" draw:text-style-name="P1" draw:layer="layout" svg:width="1.733cm" svg:height="1.205cm" svg:x="17.717cm" svg:y="11.019cm">
            <text:p/>
            <draw:enhanced-geometry svg:viewBox="0 0 21600 21600" draw:type="rectangle" draw:enhanced-path="M 0 0 L 21600 0 21600 21600 0 21600 0 0 Z N"/>
          </draw:custom-shape>
          <draw:custom-shape draw:style-name="gr18" draw:text-style-name="P1" draw:layer="layout" svg:width="1.3cm" svg:height="1.777cm" draw:transform="rotate (-0.525169571925093) translate (17.966cm 2.83cm)">
            <text:p/>
            <draw:enhanced-geometry svg:viewBox="0 0 21600 21600" draw:mirror-horizontal="true" draw:type="rectangle" draw:enhanced-path="M 0 0 L 21600 0 21600 21600 0 21600 0 0 Z N"/>
          </draw:custom-shape>
          <draw:custom-shape draw:style-name="gr18" draw:text-style-name="P1" draw:layer="layout" svg:width="0.152cm" svg:height="3.274cm" draw:transform="rotate (1.14074719910349) translate (16.447cm 5.373cm)">
            <text:p/>
            <draw:enhanced-geometry svg:viewBox="0 0 21600 21600" draw:type="rectangle" draw:enhanced-path="M 0 0 L 21600 0 21600 21600 0 21600 0 0 Z N"/>
          </draw:custom-shape>
          <draw:custom-shape draw:style-name="gr18" draw:text-style-name="P1" draw:layer="layout" svg:width="8.045cm" svg:height="1.4cm" draw:transform="rotate (-0.525169571925093) translate (10.955cm 3.613cm)">
            <text:p/>
            <draw:enhanced-geometry svg:viewBox="0 0 21600 21600" draw:type="rectangle" draw:enhanced-path="M 0 0 L 21600 0 21600 21600 0 21600 0 0 Z N"/>
          </draw:custom-shape>
          <draw:custom-shape draw:style-name="gr18" draw:text-style-name="P1" draw:layer="layout" svg:width="1.3cm" svg:height="1.695cm" draw:transform="rotate (-0.525169571925093) translate (12.818cm 1.531cm)">
            <text:p/>
            <draw:enhanced-geometry svg:viewBox="0 0 21600 21600" draw:mirror-horizontal="true" draw:type="rectangle" draw:enhanced-path="M 0 0 L 21600 0 21600 21600 0 21600 0 0 Z N"/>
          </draw:custom-shape>
          <draw:custom-shape draw:style-name="gr18" draw:text-style-name="P1" draw:layer="layout" svg:width="1.3cm" svg:height="1.695cm" draw:transform="rotate (-0.525169571925093) translate (11.919cm 6.532cm)">
            <text:p/>
            <draw:enhanced-geometry svg:viewBox="0 0 21600 21600" draw:mirror-horizontal="true" draw:type="rectangle" draw:enhanced-path="M 0 0 L 21600 0 21600 21600 0 21600 0 0 Z N"/>
          </draw:custom-shape>
          <draw:custom-shape draw:style-name="gr18" draw:text-style-name="P1" draw:layer="layout" svg:width="0.152cm" svg:height="3.274cm" draw:transform="rotate (-0.525169571925093) translate (17.146cm 1.388cm)">
            <text:p/>
            <draw:enhanced-geometry svg:viewBox="0 0 21600 21600" draw:type="rectangle" draw:enhanced-path="M 0 0 L 21600 0 21600 21600 0 21600 0 0 Z N"/>
          </draw:custom-shape>
          <draw:custom-shape draw:style-name="gr18" draw:text-style-name="P1" draw:layer="layout" svg:width="0.152cm" svg:height="3.274cm" draw:transform="rotate (-0.202632726156542) translate (13.802cm 8.859cm)">
            <text:p/>
            <draw:enhanced-geometry svg:viewBox="0 0 21600 21600" draw:type="rectangle" draw:enhanced-path="M 0 0 L 21600 0 21600 21600 0 21600 0 0 Z N"/>
          </draw:custom-shape>
          <draw:custom-shape draw:style-name="gr18" draw:text-style-name="P1" draw:layer="layout" svg:width="2.393cm" svg:height="1.369cm" svg:x="14.748cm" svg:y="10.979cm">
            <text:p/>
            <draw:enhanced-geometry svg:viewBox="0 0 21600 21600" draw:type="rectangle" draw:enhanced-path="M 0 0 L 21600 0 21600 21600 0 21600 0 0 Z N"/>
          </draw:custom-shape>
          <draw:custom-shape draw:style-name="gr18" draw:text-style-name="P1" draw:layer="layout" svg:width="0.152cm" svg:height="3.576cm" draw:transform="rotate (0.717853921345268) translate (10.936cm 1.752cm)">
            <text:p/>
            <draw:enhanced-geometry svg:viewBox="0 0 21600 21600" draw:type="rectangle" draw:enhanced-path="M 0 0 L 21600 0 21600 21600 0 21600 0 0 Z N"/>
          </draw:custom-shape>
          <draw:g>
            <draw:custom-shape draw:style-name="gr5" draw:text-style-name="P1" draw:layer="layout" svg:width="8.223cm" svg:height="3.216cm" svg:x="10.667cm" svg:y="8.132cm">
              <text:p/>
              <draw:enhanced-geometry svg:viewBox="0 0 21600 21600" draw:type="rectangle" draw:enhanced-path="M 0 0 L 21600 0 21600 21600 0 21600 0 0 Z N"/>
            </draw:custom-shape>
            <draw:frame draw:style-name="gr19" draw:layer="layout" svg:width="0.502cm" svg:height="1.187cm" svg:x="11.696cm" svg:y="3.195cm">
              <draw:text-box>
                <text:p/>
              </draw:text-box>
            </draw:frame>
            <draw:polygon draw:style-name="gr20" draw:text-style-name="P1" draw:layer="layout" svg:width="7.214cm" svg:height="6.65cm" draw:transform="skewX (-0.000174532925199429) rotate (0.135786615805159) translate (10.6607035075343cm 2.25975337212879cm)" svg:viewBox="0 0 7215 6651" draw:points="1173,897 1119,944 1069,992 973,1092 783,1299 733,1356 689,1416 610,1543 531,1670 488,1733 438,1792 412,1824 388,1856 368,1890 349,1923 315,1995 287,2068 234,2216 204,2290 167,2364 128,2441 97,2520 72,2602 51,2685 35,2770 22,2856 4,3029 0,3103 1,3176 7,3248 19,3319 35,3389 55,3459 81,3525 112,3590 141,3657 165,3724 185,3791 203,3858 235,3996 253,4066 275,4138 322,4271 372,4395 427,4516 489,4634 522,4692 559,4747 637,4856 716,4964 792,5075 831,5133 872,5188 958,5297 1137,5511 1160,5539 1185,5566 1239,5615 1296,5661 1354,5704 1473,5790 1531,5835 1586,5884 1640,5934 1697,5982 1756,6027 1817,6071 1881,6110 1947,6146 2016,6177 2086,6203 2165,6231 2244,6262 2398,6325 2550,6391 2707,6451 2802,6480 2896,6504 3089,6543 3282,6581 3378,6603 3474,6627 3515,6638 3557,6646 3599,6650 3639,6651 3680,6650 3720,6647 3800,6636 3879,6619 3957,6600 4113,6559 4272,6520 4428,6477 4584,6430 4739,6377 4804,6353 4869,6326 4996,6270 5246,6148 5498,6032 5623,5972 5683,5939 5744,5904 5809,5861 5871,5817 5993,5723 6115,5627 6178,5582 6242,5538 6276,5514 6308,5490 6338,5463 6365,5435 6416,5376 6461,5314 6502,5250 6540,5183 6612,5047 6650,4979 6690,4912 6776,4780 6953,4516 6997,4441 7034,4365 7066,4289 7093,4210 7117,4134 7136,4055 7170,3897 7197,3731 7206,3649 7213,3565 7215,3482 7215,3397 7211,3312 7203,3229 7170,2934 7158,2860 7144,2787 7125,2716 7101,2644 7077,2580 7056,2514 7020,2381 6981,2250 6958,2185 6933,2120 6815,1862 6783,1799 6748,1737 6711,1676 6669,1615 6511,1387 6429,1276 6386,1222 6341,1169 6292,1118 6243,1069 6140,976 5931,793 5820,695 5707,602 5588,513 5528,471 5465,431 5198,254 5127,216 5090,200 5053,186 5014,174 4974,165 4933,159 4890,157 4796,151 4703,140 4516,113 4330,83 4236,74 4142,69 4054,63 3966,51 3791,20 3703,7 3616,1 3571,0 3527,1 3484,6 3440,14 2864,144 2786,165 2710,186 2559,235 2407,281 2331,300 2253,316 2217,324 2182,333 2115,355 2050,383 1988,413 1860,472 1795,498 1727,518 1561,620 1409,712 1364,739">
              <text:p/>
            </draw:polygon>
            <draw:polygon draw:style-name="gr21" draw:text-style-name="P1" draw:layer="layout" svg:width="6.873cm" svg:height="6.288cm" svg:x="11.241cm" svg:y="1.926cm" svg:viewBox="0 0 6874 6289" draw:points="832,1179 788,1231 747,1282 668,1389 517,1608 477,1669 443,1731 384,1861 327,1992 294,2056 255,2117 235,2151 217,2184 201,2218 188,2252 166,2324 148,2396 117,2544 98,2617 73,2691 47,2768 28,2848 13,2927 5,3009 1,3091 0,3174 5,3339 11,3409 22,3478 37,3545 57,3611 81,3674 110,3736 142,3797 180,3854 216,3913 247,3973 274,4034 299,4095 346,4221 373,4285 403,4349 465,4467 528,4578 595,4685 669,4789 708,4839 750,4887 837,4979 926,5071 1012,5165 1056,5215 1101,5262 1197,5353 1393,5532 1398,5538 1405,5544 1412,5550 1418,5556 1445,5577 1502,5617 1562,5653 1622,5685 1746,5751 1806,5786 1864,5825 1921,5865 1981,5904 2043,5939 2106,5972 2171,6001 2238,6025 2307,6046 2377,6062 2455,6078 2532,6097 2686,6137 2838,6179 2994,6215 3086,6230 3178,6241 3365,6253 3552,6264 3646,6272 3739,6283 3779,6287 3819,6289 3829,6289 3839,6288 3859,6287 3897,6284 3936,6278 3973,6270 4047,6249 4119,6223 4191,6194 4332,6136 4476,6079 4619,6019 4760,5953 4899,5884 4958,5853 5015,5820 5127,5750 5346,5603 5569,5461 5680,5388 5732,5349 5784,5308 5840,5261 5893,5210 5997,5106 6099,5000 6152,4949 6206,4899 6236,4873 6262,4846 6287,4817 6310,4787 6350,4725 6385,4661 6415,4595 6442,4527 6492,4390 6519,4321 6548,4252 6612,4117 6745,3845 6776,3768 6802,3692 6822,3616 6837,3540 6849,3464 6859,3387 6870,3234 6874,3075 6872,2995 6867,2916 6859,2836 6848,2757 6833,2678 6815,2600 6746,2327 6726,2259 6702,2192 6675,2127 6643,2063 6612,2005 6585,1945 6533,1825 6479,1706 6449,1648 6417,1591 6273,1363 6235,1307 6194,1253 6150,1200 6103,1148 5925,954 5834,860 5786,814 5736,770 5685,729 5632,689 5523,615 5302,469 5186,391 5066,318 4943,250 4881,217 4817,188 4541,55 4470,29 4433,18 4397,10 4378,7 4368,6 4359,4 4339,2 4329,1 4320,1 4280,0 4239,3 4149,10 4061,12 3881,10 3702,6 3613,9 3523,16 3439,22 3355,22 3186,16 3102,16 3018,20 2976,25 2936,33 2895,42 2854,56 2328,253 2258,282 2189,312 2053,377 1916,440 1846,468 1775,493 1743,504 1711,518 1650,548 1593,582 1537,618 1425,690 1366,723 1305,751 1161,868 1031,975 992,1007">
              <text:p/>
            </draw:polygon>
            <draw:polygon draw:style-name="gr22" draw:text-style-name="P1" draw:layer="layout" svg:width="0.856cm" svg:height="1.012cm" draw:transform="skewX (0.0010471975511966) rotate (0.135961148730358) translate (13.3837688497745cm 4.44261867156598cm)" svg:viewBox="0 0 857 1013" draw:points="838,279 826,245 811,213 793,183 773,154 751,127 726,102 700,80 672,60 642,42 611,28 579,16 546,7 512,1 477,0 442,2 408,8 274,33 205,48 173,59 141,71 111,86 84,105 59,127 49,139 39,153 30,168 22,183 16,200 10,219 2,260 0,307 5,371 14,434 28,495 46,556 84,676 102,737 119,798 132,838 147,873 166,904 188,930 211,951 238,969 266,984 296,995 326,1004 358,1009 390,1012 423,1013 486,1010 547,1001 716,938 784,817 794,751 809,685 840,553 851,486 855,452 857,418 856,384 853,349 847,314">
              <text:p/>
            </draw:polygon>
            <draw:path draw:style-name="gr23" draw:text-style-name="P1" draw:layer="layout" svg:width="3.51cm" svg:height="1.155cm" svg:x="13.058cm" svg:y="5.871cm" svg:viewBox="0 0 3511 1156" svg:d="m30 516c-4 1-8 2-11 3-2 0-3 1-5 2s-3 1-4 2-3 2-3 2c-1 2-3 2-3 3s-1 2-2 3c-1 2-1 3-2 5 0 0 0 2 0 3s0 3 0 5c1 3 1 6 1 10 2 3 3 6 5 9 1 4 3 8 5 12 6 9 12 18 18 26 8 10 16 20 24 29 22 23 43 44 65 66 26 23 53 47 79 70 27 23 56 46 83 69 50 40 100 79 150 119 10 7 22 15 32 23 11 6 22 13 32 20 11 5 22 11 32 16s21 9 32 14c10 3 21 8 31 12 12 3 22 6 32 9 22 4 43 8 64 14 44 5 88 11 132 17 23 3 47 6 70 9 24 5 49 9 73 14s47 10 70 14c24 3 49 7 73 11 50 4 100 8 149 13 98 4 195 10 292 15 23 0 46 1 68 1 23-1 45-2 67-3 23-3 45-6 67-9s44-7 67-10c88-18 177-35 266-52 86-14 173-28 259-43 42-9 85-18 128-26 21-6 42-11 63-16 21-6 41-12 62-19 22-7 44-15 66-22 21-9 42-17 64-26 21-10 42-20 63-29s40-20 61-31c40-23 81-45 121-68 40-24 79-49 119-73 11-8 23-15 35-23 11-9 22-18 33-27 10-9 21-18 31-27 10-11 20-20 30-30s20-21 29-32c9-10 18-22 27-32 16-23 33-47 49-70 15-25 29-49 44-74 14-26 26-51 39-77 12-26 23-52 35-78 10-27 21-53 31-80 8-23 15-44 23-66 5-17 9-34 14-50 2-12 4-23 6-35 0-3 0-7 0-12 0-2 0-5-1-8 0-1-1-2-2-3 0-1 0-1-1-2s-2-2-2-2c0 0-1 0-2 0s-2-1-3-1-1 0-3 1c0 0-2 0-3 0-1 1-2 1-3 2-3 1-5 4-7 5-3 2-6 5-9 8-7 6-13 12-19 19-7 8-14 17-21 26-7 10-14 20-22 31-14 23-28 45-42 68-7 11-13 23-20 35-5 11-9 22-15 33-3 10-8 19-12 29-2 8-4 17-7 25-2 13-5 26-7 40-5 12-9 24-13 36-5 12-11 23-16 35-6 11-12 21-18 32-7 10-14 20-21 30-7 9-15 19-23 28s-17 18-25 27c-9 8-18 16-27 24-18 15-37 31-56 46-19 14-38 27-57 41-37 26-73 52-110 78-32 16-63 31-94 46-20 11-40 22-59 33-49 29-98 59-147 88-12 7-24 13-36 19-14 6-29 11-43 17-35 11-70 21-105 32-40 9-81 18-121 27-44 8-87 16-131 24-85 13-169 27-253 40-36 5-71 11-107 17-26 6-52 11-79 16-10 2-21 4-32 7-11 1-22 3-32 5-22 1-44 3-65 4-22 1-43 2-65 2-22-1-43-2-65-2-44-1-88-3-131-3-22 0-44 1-66 2-23 2-45 4-67 7-12 1-23 3-35 3s-23 2-35 3c-11 0-23-1-35-1-11-1-23-2-34-2-23-3-46-6-69-9-22-4-46-9-68-13-46-10-92-21-138-31-23-5-47-9-70-14-23-3-47-6-70-9-13-3-25-5-38-7-12-5-24-8-36-12-12-5-24-10-36-16-12-7-24-14-36-21-12-8-23-16-35-23-11-9-22-19-33-28-24-20-46-40-68-60-45-45-89-90-134-134-22-21-44-43-67-65-22-19-45-38-67-57-38-23-75-45-112-68z">
              <text:p/>
            </draw:path>
            <draw:polygon draw:style-name="gr22" draw:text-style-name="P1" draw:layer="layout" svg:width="0.856cm" svg:height="1.012cm" draw:transform="rotate (0.135612082879959) translate (14.9786993468683cm 4.25689150866332cm)" svg:viewBox="0 0 857 1013" draw:points="19,279 31,245 45,213 63,183 83,154 105,127 130,102 156,80 185,60 215,42 245,28 278,16 311,7 345,1 379,0 413,2 448,8 582,33 651,48 684,59 715,71 745,86 773,105 796,127 808,139 817,153 826,168 834,183 841,200 847,219 855,260 857,307 852,371 843,434 829,495 811,556 773,676 754,737 738,798 726,838 710,873 691,904 670,930 646,951 619,969 592,984 562,995 531,1004 499,1009 467,1012 434,1013 370,1010 309,1001 141,938 73,817 63,751 48,685 17,553 5,486 1,452 0,418 1,384 4,349 10,314">
              <text:p/>
            </draw:polygon>
            <draw:g>
              <draw:path draw:style-name="gr24" draw:text-style-name="P1" draw:layer="layout" svg:width="0.795cm" svg:height="0.892cm" svg:x="10.919cm" svg:y="10.053cm" svg:viewBox="0 0 796 893" svg:d="m457 893h-117l-340-893h119l230 629c6 19 12 38 18 57 6 18 11 35 16 50 5 17 11 34 16 51 5-16 10-32 15-50 5-14 10-31 16-50s12-38 18-58l230-629h118z">
                <text:p/>
              </draw:path>
              <draw:path draw:style-name="gr24" draw:text-style-name="P1" draw:layer="layout" svg:width="0.655cm" svg:height="0.892cm" svg:x="11.819cm" svg:y="10.053cm" svg:viewBox="0 0 656 893" svg:d="m0 893c0-298 0-595 0-893 211 0 421 0 632 0 0 33 0 66 0 99-173 0-346 0-519 0 0 95 0 191 0 286 161 0 322 0 483 0 0 33 0 65 0 98-161 0-322 0-483 0 0 104 0 207 0 311 181 0 362 0 543 0 0 33 0 66 0 99-219 0-437 0-656 0z">
                <text:p/>
              </draw:path>
              <draw:path draw:style-name="gr24" draw:text-style-name="P1" draw:layer="layout" svg:width="0.717cm" svg:height="0.891cm" svg:x="12.627cm" svg:y="10.053cm" svg:viewBox="0 0 718 892" svg:d="m588 892-216-370h-259v370h-113v-892h392c47 0 89 6 125 17 37 12 67 29 92 51s44 48 57 80 19 67 19 107c0 28-3 56-11 84-8 27-20 52-37 75-16 23-37 42-63 59-25 16-56 28-92 35l236 384zm-16-636c0-27-4-50-13-70s-21-36-38-50c-16-13-37-23-60-29s-51-10-81-10h-267v329h272c33 0 60-4 84-13s43-21 58-36 27-33 34-54c7-20 11-43 11-67z">
                <text:p/>
              </draw:path>
              <draw:path draw:style-name="gr24" draw:text-style-name="P1" draw:layer="layout" svg:width="0.801cm" svg:height="1.085cm" svg:x="13.4cm" svg:y="9.86cm" svg:viewBox="0 0 802 1086" svg:d="m687 1086-95-261h-379l-96 261h-117l340-893h128l334 893zm-236-650c-6-17-12-34-18-51s-10-33-15-48c-4-14-8-26-11-35s-4-15-5-17c0 2-2 8-5 17s-6 22-11 36-10 31-15 48c-6 17-12 34-18 51l-106 294h311zm21-319v-117h96v117zm-233 0v-117h98v117z">
                <text:p/>
              </draw:path>
              <draw:path draw:style-name="gr24" draw:text-style-name="P1" draw:layer="layout" svg:width="0.675cm" svg:height="0.892cm" svg:x="14.303cm" svg:y="10.053cm" svg:viewBox="0 0 676 893" svg:d="m540 893-445-761c0 21 1 42 2 62 1 17 2 35 3 55 0 19 0 36 0 51v593h-100v-893h131l450 766c-1-21-2-42-3-63-1-17-2-37-3-58 0-20-1-40-1-59v-586h102v893z">
                <text:p/>
              </draw:path>
              <draw:path draw:style-name="gr24" draw:text-style-name="P1" draw:layer="layout" svg:width="0.716cm" svg:height="0.892cm" svg:x="15.174cm" svg:y="10.053cm" svg:viewBox="0 0 717 893" svg:d="m717 437c0 75-11 140-32 197s-49 105-85 143-79 67-129 87c-49 19-103 29-160 29h-311v-893h275c65 0 124 9 178 26s101 43 140 79 69 81 91 136 33 120 33 196zm-114 0c0-60-8-112-24-155-16-42-39-78-68-105s-64-48-105-61c-40-13-85-19-133-19h-160v699h185c44 0 85-7 122-22s69-38 96-68 49-68 64-113c16-44 23-96 23-156z">
                <text:p/>
              </draw:path>
              <draw:path draw:style-name="gr24" draw:text-style-name="P1" draw:layer="layout" svg:width="0.655cm" svg:height="0.892cm" svg:x="16.047cm" svg:y="10.053cm" svg:viewBox="0 0 656 893" svg:d="m0 893c0-298 0-595 0-893 211 0 421 0 632 0 0 33 0 66 0 99-173 0-346 0-519 0 0 95 0 191 0 286 161 0 322 0 483 0 0 33 0 65 0 98-161 0-322 0-483 0 0 104 0 207 0 311 181 0 362 0 543 0 0 33 0 66 0 99-219 0-437 0-656 0z">
                <text:p/>
              </draw:path>
              <draw:path draw:style-name="gr24" draw:text-style-name="P1" draw:layer="layout" svg:width="0.717cm" svg:height="0.891cm" svg:x="16.853cm" svg:y="10.053cm" svg:viewBox="0 0 718 892" svg:d="m588 892-216-370h-259v370h-113v-892h392c47 0 89 6 125 17 37 12 67 29 92 51s44 48 57 80 19 67 19 107c0 28-3 56-11 84-8 27-20 52-37 75-16 23-37 42-63 59-25 16-56 28-92 35l236 384zm-16-636c0-27-4-50-13-70s-21-36-38-50c-16-13-37-23-60-29s-51-10-81-10h-267v329h272c33 0 60-4 84-13s43-21 58-36 27-33 34-54c7-20 11-43 11-67z">
                <text:p/>
              </draw:path>
              <draw:path draw:style-name="gr24" draw:text-style-name="P1" draw:layer="layout" svg:width="0.675cm" svg:height="0.892cm" svg:x="17.724cm" svg:y="10.053cm" svg:viewBox="0 0 676 893" svg:d="m540 893-445-761c0 21 1 42 2 62 1 17 2 35 3 55 0 19 0 36 0 51v593h-100v-893h131l450 766c-1-21-2-42-3-63-1-17-2-37-3-58 0-20-1-40-1-59v-586h102v893z">
                <text:p/>
              </draw:path>
            </draw:g>
            <draw:polygon draw:style-name="gr25" draw:text-style-name="P1" draw:layer="layout" svg:width="1.218cm" svg:height="1.362cm" svg:x="10.913cm" svg:y="8.466cm" svg:viewBox="0 0 1219 1363" draw:points="861,423 1027,439 1146,409 1186,409 1186,321 1149,242 1128,168 1025,117 963,78 868,50 787,23 647,23 568,0 437,34 313,58 218,101 127,203 82,340 78,423 103,552 210,678 334,698 383,748 588,811 700,803 769,846 857,889 852,971 749,1042 605,1045 498,1030 445,1026 391,936 324,881 214,904 140,881 62,940 25,940 0,983 41,1038 95,1132 140,1206 272,1281 404,1320 543,1339 696,1363 849,1339 979,1320 1070,1237 1161,1159 1219,1002 1214,830 1140,661 1025,602 909,551 774,543 663,497 507,473 440,430 445,355 490,297 556,289 630,273 696,301 790,328 819,383 831,418 844,418">
              <text:p/>
            </draw:polygon>
            <draw:polygon draw:style-name="gr25" draw:text-style-name="P1" draw:layer="layout" svg:width="1.303cm" svg:height="1.336cm" svg:x="12.158cm" svg:y="8.472cm" svg:viewBox="0 0 1304 1337" draw:points="189,1161 257,1216 362,1269 501,1334 664,1334 832,1337 972,1291 1112,1229 1209,1130 1294,1024 1304,935 1252,873 1145,849 1050,814 1008,818 959,861 905,972 832,1006 774,1036 641,1028 488,996 442,913 364,795 393,662 400,520 459,397 530,315 608,307 739,303 830,312 881,359 940,412 950,461 996,492 1057,492 1167,442 1226,445 1294,421 1294,369 1252,322 1229,248 1151,152 1041,78 891,31 758,0 602,16 533,16 439,38 316,74 257,121 147,220 98,284 46,402 14,495 16,610 29,643 0,690 23,826 62,969 114,1045 127,1102">
              <text:p/>
            </draw:polygon>
            <draw:polygon draw:style-name="gr25" draw:text-style-name="P1" draw:layer="layout" svg:width="1.215cm" svg:height="1.33cm" svg:x="13.509cm" svg:y="8.485cm" svg:viewBox="0 0 1216 1331" draw:points="18,70 51,22 169,0 295,27 349,11 383,62 393,214 385,329 393,433 383,492 505,494 565,484 677,498 733,473 793,487 829,473 823,374 831,268 812,177 826,76 823,38 859,11 969,17 980,0 1084,13 1157,11 1191,46 1205,64 1194,171 1202,363 1196,399 1199,602 1180,647 1196,714 1196,882 1216,1029 1194,1061 1210,1154 1199,1251 1160,1299 1166,1312 1053,1331 972,1302 935,1317 879,1312 835,1299 823,1226 812,1163 837,1160 821,1099 821,941 795,836 821,789 761,800 635,791 627,818 543,800 444,808 391,823 407,890 388,986 402,1008 379,1091 397,1203 363,1285 368,1307 267,1310 102,1321 37,1299 20,1307 4,1179 28,1167 0,1114 14,979 0,802 18,637 32,610 4,585 20,407 9,363 23,196 12,137">
              <text:p/>
            </draw:polygon>
            <draw:polygon draw:style-name="gr25" draw:text-style-name="P1" draw:layer="layout" svg:width="1.223cm" svg:height="1.334cm" svg:x="14.806cm" svg:y="8.485cm" svg:viewBox="0 0 1224 1335" draw:points="8,44 56,27 76,0 174,4 253,8 320,23 320,10 368,10 385,53 388,171 399,194 388,379 393,512 382,660 391,766 377,854 393,858 433,953 509,1006 617,1023 697,1012 763,1002 755,978 815,911 839,822 837,726 839,598 831,489 845,379 837,283 837,152 835,74 857,44 853,21 910,0 961,16 1075,4 1146,8 1191,10 1213,37 1210,82 1222,96 1213,227 1219,264 1210,373 1219,395 1224,481 1216,635 1222,780 1202,876 1213,881 1193,985 1151,1073 1107,1137 1036,1204 907,1274 851,1306 783,1299 777,1322 651,1331 517,1320 503,1335 455,1322 354,1299 200,1226 168,1219 84,1090 48,1034 6,909 22,794 6,783 18,620 4,593 18,422 6,372 18,313 0,156">
              <text:p/>
            </draw:polygon>
            <draw:polygon draw:style-name="gr25" draw:text-style-name="P1" draw:layer="layout" svg:width="1.07cm" svg:height="1.32cm" svg:x="16.123cm" svg:y="8.486cm" svg:viewBox="0 0 1071 1321" draw:points="0,62 36,49 21,18 58,8 141,11 210,0 287,8 341,8 367,36 382,28 389,121 374,211 399,226 406,325 389,460 403,574 382,702 403,806 385,948 414,993 483,1006 599,1000 672,1021 700,1000 843,1021 934,1000 992,1021 1006,1006 1053,1024 1057,1106 1071,1134 1046,1239 1053,1255 1032,1304 963,1314 839,1297 824,1311 723,1321 552,1307 461,1317 337,1307 305,1311 217,1301 105,1321 50,1297 18,1294 0,1276 26,1214 11,1207 7,1065 21,962 0,854 18,679 14,561 21,468 14,360 26,201 0,98">
              <text:p/>
            </draw:polygon>
            <draw:polygon draw:style-name="gr25" draw:text-style-name="P1" draw:layer="layout" svg:width="1.195cm" svg:height="1.333cm" svg:x="17.228cm" svg:y="8.474cm" svg:viewBox="0 0 1196 1334" draw:points="0,144 39,84 50,12 165,37 189,18 354,0 403,20 537,30 629,17 795,26 944,17 1014,33 1076,22 1107,43 1112,83 1121,134 1112,212 1112,260 1118,281 1102,298 1048,313 1034,300 1026,330 885,313 854,332 675,335 607,308 523,332 437,330 413,364 397,423 411,469 441,505 441,528 545,528 652,511 705,524 832,522 919,524 980,509 1014,530 1036,530 1059,568 1050,632 1068,688 1056,735 1064,784 1022,813 961,813 916,824 809,815 697,819 559,830 495,813 465,821 421,851 427,918 393,933 417,971 453,984 501,1005 615,1005 619,1024 652,1005 742,1022 837,1005 938,1032 1036,1009 1104,1016 1140,1049 1180,1112 1174,1166 1186,1211 1180,1252 1196,1296 1140,1313 1126,1326 1042,1321 972,1326 832,1307 812,1319 691,1334 579,1315 467,1329 303,1334 200,1321 147,1329 74,1334 43,1310 9,1289 32,1243 15,1224 29,1091 15,1049 35,901 6,824 26,701 12,608 37,517 18,498 37,362 15,322 21,193">
              <text:p/>
            </draw:polygon>
          </draw:g>
          <draw:custom-shape draw:style-name="gr18" draw:text-style-name="P1" draw:layer="layout" svg:width="0.983cm" svg:height="1.376cm" draw:transform="rotate (-0.525169571925093) translate (10.836cm 10.926cm)">
            <text:p/>
            <draw:enhanced-geometry svg:viewBox="0 0 21600 21600" draw:mirror-horizontal="true" draw:type="rectangle" draw:enhanced-path="M 0 0 L 21600 0 21600 21600 0 21600 0 0 Z N"/>
          </draw:custom-shape>
          <draw:custom-shape draw:style-name="gr18" draw:text-style-name="P1" draw:layer="layout" svg:width="0.661cm" svg:height="1.64cm" svg:x="18.369cm" svg:y="6.743cm">
            <text:p/>
            <draw:enhanced-geometry svg:viewBox="0 0 21600 21600" draw:type="rectangle" draw:enhanced-path="M 0 0 L 21600 0 21600 21600 0 21600 0 0 Z N"/>
          </draw:custom-shape>
          <draw:frame draw:style-name="gr26" draw:text-style-name="P1" draw:layer="layout" svg:width="1.575cm" svg:height="0.837cm" svg:x="15.157cm" svg:y="11.171cm">
            <draw:image xlink:href="Pictures/2000012B00000BDF0000065055B4F03C.svm" xlink:type="simple" xlink:show="embed" xlink:actuate="onLoad">
              <text:p/>
            </draw:image>
          </draw:frame>
          <draw:custom-shape draw:style-name="gr18" draw:text-style-name="P1" draw:layer="layout" svg:width="0.756cm" svg:height="0.869cm" svg:x="18.403cm" svg:y="1.587cm">
            <text:p/>
            <draw:enhanced-geometry svg:viewBox="0 0 21600 21600" draw:type="rectangle" draw:enhanced-path="M 0 0 L 21600 0 21600 21600 0 21600 0 0 Z N"/>
          </draw:custom-shape>
          <draw:frame draw:style-name="gr1" draw:text-style-name="P1" draw:layer="layout" svg:width="0.863cm" svg:height="0.79cm" svg:x="12.073cm" svg:y="11.174cm">
            <draw:image xlink:href="Pictures/2000002C000025E7000022AEA8D919FE.svm" xlink:type="simple" xlink:show="embed" xlink:actuate="onLoad">
              <text:p/>
            </draw:image>
          </draw:frame>
          <draw:frame draw:style-name="gr27" draw:text-style-name="P1" draw:layer="layout" svg:width="0.69cm" svg:height="0.632cm" svg:x="13.473cm" svg:y="11.174cm">
            <draw:image xlink:href="Pictures/2000002C000025E7000022AEA8D919FE.svm" xlink:type="simple" xlink:show="embed" xlink:actuate="onLoad">
              <text:p/>
            </draw:image>
          </draw:frame>
          <draw:custom-shape draw:style-name="gr18" draw:text-style-name="P1" draw:layer="layout" svg:width="0.671cm" svg:height="0.616cm" draw:transform="rotate (-0.525169571925093) translate (11.732cm 1.118cm)">
            <text:p/>
            <draw:enhanced-geometry svg:viewBox="0 0 21600 21600" draw:mirror-horizontal="true" draw:type="rectangle" draw:enhanced-path="M 0 0 L 21600 0 21600 21600 0 21600 0 0 Z N"/>
          </draw:custom-shape>
          <draw:custom-shape draw:style-name="gr18" draw:text-style-name="P1" draw:layer="layout" svg:width="0.633cm" svg:height="0.722cm" draw:transform="rotate (-0.525169571925093) translate (17.935cm 1.186cm)">
            <text:p/>
            <draw:enhanced-geometry svg:viewBox="0 0 21600 21600" draw:mirror-horizontal="true" draw:type="rectangle" draw:enhanced-path="M 0 0 L 21600 0 21600 21600 0 21600 0 0 Z N"/>
          </draw:custom-shape>
          <draw:custom-shape draw:style-name="gr18" draw:text-style-name="P1" draw:layer="layout" svg:width="1.287cm" svg:height="0.697cm" draw:transform="rotate (-0.525169571925093) translate (18.415cm 2.389cm)">
            <text:p/>
            <draw:enhanced-geometry svg:viewBox="0 0 21600 21600" draw:mirror-horizontal="true" draw:type="rectangle" draw:enhanced-path="M 0 0 L 21600 0 21600 21600 0 21600 0 0 Z N"/>
          </draw:custom-shape>
          <draw:custom-shape draw:style-name="gr18" draw:text-style-name="P1" draw:layer="layout" svg:width="0.36cm" svg:height="0.388cm" svg:x="10.428cm" svg:y="3.826cm">
            <text:p/>
            <draw:enhanced-geometry svg:viewBox="0 0 21600 21600" draw:type="rectangle" draw:enhanced-path="M 0 0 L 21600 0 21600 21600 0 21600 0 0 Z N"/>
          </draw:custom-shape>
          <draw:custom-shape draw:style-name="gr18" draw:text-style-name="P1" draw:layer="layout" svg:width="0.722cm" svg:height="0.821cm" svg:x="12.159cm" svg:y="1.493cm">
            <text:p/>
            <draw:enhanced-geometry svg:viewBox="0 0 21600 21600" draw:type="rectangle" draw:enhanced-path="M 0 0 L 21600 0 21600 21600 0 21600 0 0 Z N"/>
          </draw:custom-shape>
        </draw:g>
        <draw:frame draw:style-name="gr28" draw:layer="layout" svg:width="1.031cm" svg:height="0.963cm" svg:x="0.947cm" svg:y="17.565cm">
          <draw:text-box>
            <text:p>to</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rbert Reschke</meta:initial-creator>
    <meta:creation-date>2013-03-17T01:52:59</meta:creation-date>
    <dc:date>2013-03-26T12:27:52</dc:date>
    <dc:creator>Norbert Reschke</dc:creator>
    <meta:editing-duration>PT47M8S</meta:editing-duration>
    <meta:editing-cycles>14</meta:editing-cycles>
    <meta:generator>LibreOffice/3.6$Linux_X86_64 LibreOffice_project/360m1$Build-2</meta:generator>
    <meta:document-statistic meta:object-count="102"/>
  </office:meta>
</office:document-meta>
</file>